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0000"/>
      <style:paragraph-properties fo:text-align="center"/>
      <style:text-properties fo:font-size="12pt"/>
    </style:style>
    <style:style style:name="P7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800080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0000" draw:opacity="25%" draw:textarea-horizontal-align="justify" draw:textarea-vertical-align="middle" draw:auto-grow-height="false" fo:min-height="0.1362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textarea-horizontal-align="justify" draw:textarea-vertical-align="middle" draw:auto-grow-height="false" fo:min-height="0.1335in" fo:min-width="0.133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textarea-horizontal-align="justify" draw:textarea-vertical-align="middle" draw:auto-grow-height="false" fo:min-height="0.1335in" fo:min-width="0.133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11" draw:text-style-name="P10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12" draw:text-style-name="P11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7" draw:text-style-name="P7" svg:width="0.1343in" svg:height="0.1343in" svg:x="5.3839in" svg:y="0.4193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5" draw:style-name="gr6" draw:text-style-name="P6" svg:width="0.1335in" svg:height="0.1335in" svg:x="0.395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10" draw:text-style-name="P9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9" draw:name="Shape 9" draw:style-name="gr2" draw:text-style-name="P3" svg:width="0.1335in" svg:height="0.1335in" svg:x="0.4165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12" draw:text-style-name="P11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9" draw:text-style-name="P8" svg:width="0.1335in" svg:height="0.1335in" svg:x="0.393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4" draw:text-style-name="P12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7" draw:style-name="gr4" draw:text-style-name="P5" svg:width="0.1335in" svg:height="0.1362in" svg:x="0.4035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0" draw:text-style-name="P9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8" draw:style-name="gr3" draw:text-style-name="P4" svg:width="0.1335in" svg:height="0.1335in" svg:x="0.4083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2" draw:text-style-name="P11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2" draw:style-name="gr8" draw:text-style-name="P7" svg:width="0.1335in" svg:height="0.1335in" svg:x="0.347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3" draw:text-style-name="P10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6" draw:style-name="gr5" draw:text-style-name="P5" svg:width="0.1335in" svg:height="0.1335in" svg:x="0.412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10" draw:text-style-name="P9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0" draw:name="Shape 10" draw:style-name="gr1" draw:text-style-name="P3" svg:width="0.1358in" svg:height="0.1358in" svg:x="0.4083in" svg:y="0.163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2" draw:text-style-name="P11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4" draw:style-name="gr7" draw:text-style-name="P7" svg:width="0.1343in" svg:height="0.1343in" svg:x="0.406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9" draw:name="Shape 45" draw:style-name="gr11" draw:text-style-name="P10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1:04:34.718765935</dc:date>
    <meta:editing-duration>PT1H34M19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